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07d394" officeooo:paragraph-rsid="0007d394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7d394" officeooo:paragraph-rsid="0007d39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8c211" officeooo:paragraph-rsid="0008c21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officeooo:rsid="0007d394" officeooo:paragraph-rsid="0007d394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07d394" officeooo:paragraph-rsid="0007d394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officeooo:rsid="0007d8aa" officeooo:paragraph-rsid="0007d8aa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07d394" officeooo:paragraph-rsid="0007d39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08c211" officeooo:paragraph-rsid="0008c21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normal" officeooo:rsid="0008c211" officeooo:paragraph-rsid="0008c21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fo:font-weight="bold" officeooo:rsid="0007d394" officeooo:paragraph-rsid="0007d394" style:font-size-asian="20pt" style:font-weight-asian="bold" style:font-size-complex="20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font-size-asian="16pt" style:font-size-complex="18pt"/>
    </style:style>
    <style:style style:name="T3" style:family="text">
      <style:text-properties style:font-size-asian="16pt"/>
    </style:style>
    <style:style style:name="T4" style:family="text">
      <style:text-properties officeooo:rsid="0007d8aa" style:font-size-asian="16pt"/>
    </style:style>
    <style:style style:name="T5" style:family="text">
      <style:text-properties officeooo:rsid="0008c2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ção API – SP Medical Group</text:p>
      <text:p text:style-name="P1"/>
      <text:p text:style-name="P1"/>
      <text:p text:style-name="P2">4- Back-End</text:p>
      <text:p text:style-name="P5"/>
      <text:p text:style-name="P4"><text:tab/><text:span text:style-name="T3">O código do sistema para gerenciar as consultas da clínica SP Medical Group foi desenvolvido </text:span><text:span text:style-name="T4">em C# com .Net5</text:span><text:span text:style-name="T3"> através de uma API utilizando o Microsoft Visual Studio. </text:span><text:span text:style-name="T4">Foi utilizado o design pattern “Repository Pattern” com as pastas Domains, Interfaces, Repositories e Controllers para construir os endpoints(URLS) das requisições que atendem as funcionalidades pretendidas do sistema.</text:span></text:p>
      <text:p text:style-name="P4"><text:span text:style-name="T3"><text:tab/>API é um conjunto de padrões e instruções estabelecidos para utilização do software, definindo as requisições e as respostas seguindo o protocolo HTTP, neste caso expresso no formato JSON, para que seja possível acessar o sistema em diversos dispositivos distintos sem a preocupação com a linguagem que será utilizada por estes.</text:span></text:p>
      <text:p text:style-name="P4"><text:span text:style-name="T3"/></text:p>
      <text:p text:style-name="P4"><text:span text:style-name="T3">Além disso, foi utilizado o estilo de arquitetura REST:</text:span></text:p>
      <text:p text:style-name="P4"><text:span text:style-name="T3"/></text:p>
      <text:p text:style-name="P4"><text:span text:style-name="T3">API – Application Programming Interface – Interface de Programação de Aplicativos.</text:span></text:p>
      <text:p text:style-name="P4"><text:span text:style-name="T3"/></text:p>
      <text:p text:style-name="P4"><text:span text:style-name="T3">HTTP – Hypertext Transfer Protocol – Protocolo de Transferência de Hipertexto.</text:span></text:p>
      <text:p text:style-name="P4"><text:span text:style-name="T3"/></text:p>
      <text:p text:style-name="P4"><text:span text:style-name="T3">JSON – JavaScript Object Notation – Notação de Objetos JavaScript.</text:span></text:p>
      <text:p text:style-name="P4"><text:span text:style-name="T3"/></text:p>
      <text:p text:style-name="P4"><text:span text:style-name="T3">REST – Representational State Transfer – Interface de Programação de Aplicativos.</text:span></text:p>
      <text:p text:style-name="P4"><text:span text:style-name="T3"/></text:p>
      <text:p text:style-name="P5"><text:span text:style-name="T3"><text:tab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oft-page-break/><text:span text:style-name="T1">Passo a Passo para executar a API</text:span></text:p>
      <text:p text:style-name="P5"><text:span text:style-name="T1"/></text:p>
      <text:p text:style-name="P6">1- Clique no botão Play em senai.sp_medical_group.webAPI no menu superior do Visual Studio <text:span text:style-name="T5">para executar a API</text:span>.</text:p>
      <text:p text:style-name="P6"/>
      <text:p text:style-name="P6">2- Abrindo a página inicial no navegador com a documentação (através da ferramenta Swagger), teste as requisições da API da aplicação logo na página inicial, através de “Try it Out”, não esquecendo de fazer a requisição de login para autenticação e autorização do usuário, se necessário para certa funcionalidade restrita.</text:p>
      <text:p text:style-name="P6"/>
      <text:p text:style-name="P6">3- Ou importe a coleção de requisições (presente na pasta Postman no repositório do projeto no GitHub) da SP Medical Group no software Postman e teste as requisições <text:span text:style-name="T5">com “Send”</text:span>, não esquecendo de fazer a requisição de login para autenticação e autorização do usuário, se necessário para certa funcionalidade restrita.</text:p>
      <text:p text:style-name="P6"/>
      <text:p text:style-name="P6"/>
      <text:p text:style-name="P3">Funcionalidades da API</text:p>
      <text:p text:style-name="P3"/>
      <text:p text:style-name="P8">Perfis de usuário:</text:p>
      <text:p text:style-name="P9"/>
      <text:p text:style-name="P9">1. Administrador: Para o colaborador da área administrativa da clínica;</text:p>
      <text:p text:style-name="P9"/>
      <text:p text:style-name="P9">2. Médico: Colaboradores que atuam na área da saúde;</text:p>
      <text:p text:style-name="P9"/>
      <text:p text:style-name="P9">3. Paciente: Clientes da clínica;</text:p>
      <text:p text:style-name="P9"/>
      <text:p text:style-name="P8"/>
      <text:p text:style-name="P8">Funcionalidades:</text:p>
      <text:p text:style-name="P9"/>
      <text:p text:style-name="P9">1. O administrador poderá cadastrar qualquer tipo de usuário (administrador, paciente ou médico);</text:p>
      <text:p text:style-name="P9"/>
      <text:p text:style-name="P9"/>
      <text:p text:style-name="P9"><text:soft-page-break/>2. O administrador poderá agendar uma consulta, onde será informado o paciente, data do agendamento e qual médico irá atender a consulta (o médico possuirá sua determinada especialidade);</text:p>
      <text:p text:style-name="P9"/>
      <text:p text:style-name="P9">3. O administrador poderá cancelar o agendamento;</text:p>
      <text:p text:style-name="P9"/>
      <text:p text:style-name="P9">4. O administrador deverá informar os dados da clínica (como endereço, horário</text:p>
      <text:p text:style-name="P9">de funcionamento, CNPJ, nome fantasia e razão social);</text:p>
      <text:p text:style-name="P9"/>
      <text:p text:style-name="P9">5. O médico poderá ver os agendamentos (consultas) associados a ele;</text:p>
      <text:p text:style-name="P9"/>
      <text:p text:style-name="P9">6. O médico poderá incluir a descrição da consulta que estará vinculada ao paciente</text:p>
      <text:p text:style-name="P9">(prontuário);</text:p>
      <text:p text:style-name="P9"/>
      <text:p text:style-name="P9">7. O paciente poderá visualizar suas próprias consultas;</text:p>
      <text:p text:style-name="P9"/>
      <text:p text:style-name="P9"/>
      <text:p text:style-name="P8">Persistência de dados</text:p>
      <text:p text:style-name="P9"/>
      <text:p text:style-name="P9">Deve ser realizada no banco de dados criado anteriormente na fase de modelagem do sistema.</text:p>
      <text:p text:style-name="P9"/>
      <text:p text:style-name="P9"/>
      <text:p text:style-name="P9"/>
      <text:p text:style-name="P8">Autenticação</text:p>
      <text:p text:style-name="P9"/>
      <text:p text:style-name="P9">Deve utilizar o modelo JWT (JSON Web Token) para realizar a autenticação no sistema.</text:p>
      <text:p text:style-name="P9"/>
      <text:p text:style-name="P9"/>
      <text:p text:style-name="P8">Autorização</text:p>
      <text:p text:style-name="P9"/>
      <text:p text:style-name="P9">Os endpoints devem ter autorização baseada nas funcionalidades descritas aci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22:33:34.279000000</meta:creation-date>
    <dc:date>2021-05-05T23:13:50.508000000</dc:date>
    <meta:editing-duration>PT9M23S</meta:editing-duration>
    <meta:editing-cycles>1</meta:editing-cycles>
    <meta:document-statistic meta:table-count="0" meta:image-count="0" meta:object-count="0" meta:page-count="3" meta:paragraph-count="35" meta:word-count="459" meta:character-count="3100" meta:non-whitespace-character-count="2663"/>
    <meta:generator>LibreOffice/7.1.0.3$Windows_X86_64 LibreOffice_project/f6099ecf3d29644b5008cc8f48f42f4a40986e4c</meta:generator>
  </office:meta>
</office:document-meta>
</file>